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1" svg:font-family="Consolas"/>
    <style:font-face style:name="Droid Sans Mono" svg:font-family="'Droid Sans Mono', monospace, monospace, 'Droid Sans Fallback'"/>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 svg:font-family="'Lucida Sans'" style:font-pitch="variable"/>
    <style:font-face style:name="NSimSun"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automatic-styles>
    <style:style style:name="P1" style:family="paragraph" style:parent-style-name="Standard">
      <style:text-properties officeooo:rsid="0018a323" officeooo:paragraph-rsid="0018a323"/>
    </style:style>
    <style:style style:name="P2" style:family="paragraph" style:parent-style-name="Standard">
      <style:text-properties fo:color="#a31515" loext:opacity="100%" style:font-name="Consolas" fo:font-size="9.5pt" officeooo:paragraph-rsid="00170246" style:font-size-asian="9.5pt"/>
    </style:style>
    <style:style style:name="P3" style:family="paragraph" style:parent-style-name="Standard">
      <style:text-properties officeooo:paragraph-rsid="002253d7"/>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1165fc" officeooo:paragraph-rsid="001165fc"/>
    </style:style>
    <style:style style:name="P6" style:family="paragraph" style:parent-style-name="Text_20_body">
      <style:text-properties officeooo:rsid="001165fc" officeooo:paragraph-rsid="0011dcae"/>
    </style:style>
    <style:style style:name="P7" style:family="paragraph" style:parent-style-name="Text_20_body">
      <style:text-properties officeooo:paragraph-rsid="001165fc"/>
    </style:style>
    <style:style style:name="P8" style:family="paragraph" style:parent-style-name="Text_20_body">
      <style:text-properties officeooo:rsid="0011dcae" officeooo:paragraph-rsid="0011dcae"/>
    </style:style>
    <style:style style:name="P9" style:family="paragraph" style:parent-style-name="Text_20_body">
      <style:text-properties officeooo:paragraph-rsid="0011dcae"/>
    </style:style>
    <style:style style:name="P10" style:family="paragraph" style:parent-style-name="Text_20_body">
      <style:text-properties officeooo:rsid="0012fc69" officeooo:paragraph-rsid="0012fc69"/>
    </style:style>
    <style:style style:name="P11" style:family="paragraph" style:parent-style-name="Text_20_body">
      <style:text-properties officeooo:rsid="0012fc69" officeooo:paragraph-rsid="001423b4"/>
    </style:style>
    <style:style style:name="P12" style:family="paragraph" style:parent-style-name="Text_20_body">
      <style:text-properties officeooo:paragraph-rsid="001423b4"/>
    </style:style>
    <style:style style:name="P13" style:family="paragraph" style:parent-style-name="Text_20_body">
      <style:text-properties officeooo:paragraph-rsid="00142bc2"/>
    </style:style>
    <style:style style:name="P14" style:family="paragraph" style:parent-style-name="Text_20_body">
      <style:text-properties officeooo:paragraph-rsid="0014c79e"/>
    </style:style>
    <style:style style:name="P15" style:family="paragraph" style:parent-style-name="Text_20_body">
      <style:text-properties officeooo:rsid="0015a107" officeooo:paragraph-rsid="0015a107"/>
    </style:style>
    <style:style style:name="P16" style:family="paragraph" style:parent-style-name="Text_20_body">
      <style:text-properties officeooo:rsid="0015a107" officeooo:paragraph-rsid="001c8355"/>
    </style:style>
    <style:style style:name="P17" style:family="paragraph" style:parent-style-name="Text_20_body">
      <style:text-properties officeooo:paragraph-rsid="0015a107"/>
    </style:style>
    <style:style style:name="P18" style:family="paragraph" style:parent-style-name="Text_20_body">
      <style:text-properties officeooo:paragraph-rsid="00165861"/>
    </style:style>
    <style:style style:name="P19" style:family="paragraph" style:parent-style-name="Text_20_body">
      <style:text-properties officeooo:rsid="00165861" officeooo:paragraph-rsid="00165861"/>
    </style:style>
    <style:style style:name="P20" style:family="paragraph" style:parent-style-name="Text_20_body">
      <style:text-properties officeooo:rsid="00170246" officeooo:paragraph-rsid="00170246"/>
    </style:style>
    <style:style style:name="P21" style:family="paragraph" style:parent-style-name="Text_20_body">
      <style:text-properties officeooo:rsid="0018a323" officeooo:paragraph-rsid="0018a323"/>
    </style:style>
    <style:style style:name="P22" style:family="paragraph" style:parent-style-name="Text_20_body">
      <style:text-properties officeooo:rsid="0019632c" officeooo:paragraph-rsid="0019632c"/>
    </style:style>
    <style:style style:name="P23" style:family="paragraph" style:parent-style-name="Text_20_body">
      <style:text-properties officeooo:rsid="0019632c" officeooo:paragraph-rsid="001c8355"/>
    </style:style>
    <style:style style:name="P24" style:family="paragraph" style:parent-style-name="Text_20_body">
      <style:text-properties officeooo:rsid="00142bc2" officeooo:paragraph-rsid="00142bc2"/>
    </style:style>
    <style:style style:name="P25" style:family="paragraph" style:parent-style-name="Text_20_body">
      <style:text-properties officeooo:paragraph-rsid="001c8355"/>
    </style:style>
    <style:style style:name="P26" style:family="paragraph" style:parent-style-name="Text_20_body">
      <style:text-properties officeooo:paragraph-rsid="001ded75"/>
    </style:style>
    <style:style style:name="P27" style:family="paragraph" style:parent-style-name="Text_20_body">
      <style:text-properties officeooo:rsid="001f6d68" officeooo:paragraph-rsid="001f6d68"/>
    </style:style>
    <style:style style:name="P28" style:family="paragraph" style:parent-style-name="Text_20_body">
      <style:text-properties officeooo:rsid="00215bc4" officeooo:paragraph-rsid="00215bc4"/>
    </style:style>
    <style:style style:name="P29" style:family="paragraph" style:parent-style-name="Text_20_body">
      <style:text-properties officeooo:rsid="00216e2b" officeooo:paragraph-rsid="00216e2b"/>
    </style:style>
    <style:style style:name="P30" style:family="paragraph" style:parent-style-name="Text_20_body">
      <style:text-properties officeooo:rsid="002253d7" officeooo:paragraph-rsid="002253d7"/>
    </style:style>
    <style:style style:name="P31" style:family="paragraph" style:parent-style-name="Text_20_body">
      <style:text-properties officeooo:rsid="0025997f" officeooo:paragraph-rsid="0025997f"/>
    </style:style>
    <style:style style:name="P32" style:family="paragraph" style:parent-style-name="Heading_20_1">
      <style:paragraph-properties fo:text-align="center" style:justify-single-word="false"/>
    </style:style>
    <style:style style:name="P33" style:family="paragraph" style:parent-style-name="Heading_20_1">
      <style:text-properties officeooo:rsid="001165fc" officeooo:paragraph-rsid="001165fc"/>
    </style:style>
    <style:style style:name="P34" style:family="paragraph" style:parent-style-name="Heading_20_1">
      <style:text-properties style:font-name="Liberation Sans" fo:font-size="18.2000007629395pt" fo:font-weight="bold" officeooo:rsid="001c127e" officeooo:paragraph-rsid="001c8355" style:font-name-asian="Microsoft YaHei" style:font-size-asian="18.2000007629395pt" style:font-weight-asian="bold" style:font-name-complex="Lucida Sans1" style:font-size-complex="18.2000007629395pt" style:font-weight-complex="bold"/>
    </style:style>
    <style:style style:name="P35" style:family="paragraph" style:parent-style-name="Heading_20_1">
      <style:text-properties officeooo:paragraph-rsid="00215bc4"/>
    </style:style>
    <style:style style:name="P36" style:family="paragraph" style:parent-style-name="Heading_20_3">
      <style:text-properties officeooo:rsid="0032e377" officeooo:paragraph-rsid="0032e377"/>
    </style:style>
    <style:style style:name="P37" style:family="paragraph" style:parent-style-name="Heading_20_3">
      <style:text-properties officeooo:paragraph-rsid="0032e377"/>
    </style:style>
    <style:style style:name="P38" style:family="paragraph" style:parent-style-name="Standard">
      <style:text-properties officeooo:paragraph-rsid="00285792"/>
    </style:style>
    <style:style style:name="P39" style:family="paragraph" style:parent-style-name="Text_20_body" style:list-style-name="L1">
      <style:text-properties officeooo:rsid="00165861" officeooo:paragraph-rsid="00165861"/>
    </style:style>
    <style:style style:name="P40" style:family="paragraph" style:parent-style-name="Text_20_body" style:list-style-name="L1">
      <style:text-properties officeooo:rsid="00170246" officeooo:paragraph-rsid="00170246"/>
    </style:style>
    <style:style style:name="P41" style:family="paragraph" style:parent-style-name="Text_20_body">
      <style:text-properties officeooo:rsid="001c127e" officeooo:paragraph-rsid="001c8355"/>
    </style:style>
    <style:style style:name="P42" style:family="paragraph" style:parent-style-name="Text_20_body">
      <style:text-properties officeooo:rsid="001c8355" officeooo:paragraph-rsid="001c8355"/>
    </style:style>
    <style:style style:name="P43" style:family="paragraph" style:parent-style-name="Text_20_body">
      <style:text-properties officeooo:rsid="001ded75" officeooo:paragraph-rsid="001ded75"/>
    </style:style>
    <style:style style:name="P44" style:family="paragraph" style:parent-style-name="Text_20_body">
      <style:text-properties officeooo:paragraph-rsid="002253d7"/>
    </style:style>
    <style:style style:name="P45" style:family="paragraph" style:parent-style-name="Text_20_body">
      <style:text-properties officeooo:rsid="00285792" officeooo:paragraph-rsid="00285792"/>
    </style:style>
    <style:style style:name="P46" style:family="paragraph" style:parent-style-name="Text_20_body">
      <style:text-properties officeooo:rsid="0026c64c" officeooo:paragraph-rsid="0026c64c"/>
    </style:style>
    <style:style style:name="P47" style:family="paragraph" style:parent-style-name="Text_20_body">
      <style:text-properties officeooo:rsid="0029d38e" officeooo:paragraph-rsid="0029d38e"/>
    </style:style>
    <style:style style:name="P48" style:family="paragraph" style:parent-style-name="Text_20_body">
      <style:text-properties officeooo:rsid="001f6d68" officeooo:paragraph-rsid="0026c64c"/>
    </style:style>
    <style:style style:name="P49" style:family="paragraph" style:parent-style-name="Text_20_body">
      <style:text-properties officeooo:rsid="001f6d68" officeooo:paragraph-rsid="002d00ea"/>
    </style:style>
    <style:style style:name="P50" style:family="paragraph" style:parent-style-name="Text_20_body">
      <style:text-properties officeooo:rsid="002d00ea" officeooo:paragraph-rsid="002d00ea"/>
    </style:style>
    <style:style style:name="P51" style:family="paragraph" style:parent-style-name="Text_20_body">
      <style:text-properties officeooo:paragraph-rsid="002eaea2"/>
    </style:style>
    <style:style style:name="P52" style:family="paragraph" style:parent-style-name="Text_20_body">
      <style:text-properties officeooo:rsid="002eaea2" officeooo:paragraph-rsid="002eaea2"/>
    </style:style>
    <style:style style:name="P53" style:family="paragraph" style:parent-style-name="Text_20_body">
      <style:text-properties officeooo:rsid="002eb77c" officeooo:paragraph-rsid="002eb77c"/>
    </style:style>
    <style:style style:name="P54" style:family="paragraph" style:parent-style-name="Text_20_body">
      <style:text-properties officeooo:rsid="002ff8e7" officeooo:paragraph-rsid="002eb77c"/>
    </style:style>
    <style:style style:name="P55" style:family="paragraph" style:parent-style-name="Text_20_body">
      <style:text-properties officeooo:rsid="002ff8e7" officeooo:paragraph-rsid="002ff8e7"/>
    </style:style>
    <style:style style:name="P56" style:family="paragraph" style:parent-style-name="Text_20_body">
      <style:text-properties officeooo:rsid="0031c767" officeooo:paragraph-rsid="0031c767"/>
    </style:style>
    <style:style style:name="P57" style:family="paragraph" style:parent-style-name="Text_20_body">
      <style:text-properties officeooo:rsid="0032e377" officeooo:paragraph-rsid="0032e377"/>
    </style:style>
    <style:style style:name="P58" style:family="paragraph" style:parent-style-name="Text_20_body">
      <style:text-properties officeooo:rsid="0034cac1" officeooo:paragraph-rsid="0034cac1"/>
    </style:style>
    <style:style style:name="P59" style:family="paragraph" style:parent-style-name="Text_20_body">
      <style:text-properties officeooo:rsid="00352241" officeooo:paragraph-rsid="00352241"/>
    </style:style>
    <style:style style:name="P60" style:family="paragraph" style:parent-style-name="Text_20_body">
      <style:text-properties officeooo:rsid="0035eb91" officeooo:paragraph-rsid="0035eb91"/>
    </style:style>
    <style:style style:name="P61" style:family="paragraph">
      <style:paragraph-properties style:text-autospace="none"/>
    </style:style>
    <style:style style:name="P62" style:family="paragraph">
      <loext:graphic-properties draw:fill="none" draw:fill-color="#ffffff"/>
      <style:paragraph-properties style:text-autospace="none" style:writing-mode="lr-tb"/>
      <style:text-properties fo:font-size="12pt"/>
    </style:style>
    <style:style style:name="P63" style:family="paragraph">
      <loext:graphic-properties draw:fill="none" draw:fill-color="#ffffff"/>
      <style:paragraph-properties style:text-autospace="none" style:writing-mode="lr-tb"/>
      <style:text-properties fo:color="#000000" loext:opacity="100%" style:font-name="Consolas1" fo:font-size="9.5pt" style:font-name-asian="Consolas1" style:font-size-asian="9.5pt" style:font-name-complex="Consolas1" style:font-size-complex="9.5pt"/>
    </style:style>
    <style:style style:name="P64" style:family="paragraph">
      <loext:graphic-properties draw:fill="none" draw:fill-color="#ffffff"/>
      <style:paragraph-properties style:text-autospace="none" style:writing-mode="lr-tb"/>
      <style:text-properties fo:color="#555555" loext:opacity="100%" style:font-name="Consolas1" fo:font-size="9.5pt" style:font-name-asian="Consolas1" style:font-size-asian="9.5pt" style:font-name-complex="Consolas1" style:font-size-complex="9.5pt"/>
    </style:style>
    <style:style style:name="P65" style:family="paragraph">
      <loext:graphic-properties draw:fill="none" draw:fill-color="#ffffff"/>
      <style:paragraph-properties style:writing-mode="lr-tb"/>
    </style:style>
    <style:style style:name="T1" style:family="text">
      <style:text-properties officeooo:rsid="001165fc"/>
    </style:style>
    <style:style style:name="T2" style:family="text">
      <style:text-properties officeooo:rsid="0011dcae"/>
    </style:style>
    <style:style style:name="T3" style:family="text">
      <style:text-properties officeooo:rsid="0012fc69"/>
    </style:style>
    <style:style style:name="T4" style:family="text">
      <style:text-properties officeooo:rsid="00142bc2"/>
    </style:style>
    <style:style style:name="T5" style:family="text">
      <style:text-properties officeooo:rsid="0014c79e"/>
    </style:style>
    <style:style style:name="T6" style:family="text">
      <style:text-properties officeooo:rsid="0015a107"/>
    </style:style>
    <style:style style:name="T7" style:family="text">
      <style:text-properties officeooo:rsid="00165861"/>
    </style:style>
    <style:style style:name="T8" style:family="text">
      <style:text-properties officeooo:rsid="00170246"/>
    </style:style>
    <style:style style:name="T9" style:family="text">
      <style:text-properties officeooo:rsid="0019632c"/>
    </style:style>
    <style:style style:name="T10" style:family="text">
      <style:text-properties officeooo:rsid="001ac6a3"/>
    </style:style>
    <style:style style:name="T11" style:family="text">
      <style:text-properties fo:color="#000000" loext:opacity="100%" style:font-name="Consolas" fo:font-size="9.5pt" style:font-size-asian="9.5pt"/>
    </style:style>
    <style:style style:name="T12" style:family="text">
      <style:text-properties fo:color="#000000" loext:opacity="100%" style:font-name="Consolas" fo:font-size="9.5pt" style:font-size-asian="9.5pt"/>
    </style:style>
    <style:style style:name="T13" style:family="text">
      <style:text-properties fo:color="#000000" loext:opacity="100%" style:font-name="Consolas" fo:font-size="9.5pt" officeooo:rsid="00285792" style:font-size-asian="9.5pt"/>
    </style:style>
    <style:style style:name="T14" style:family="text">
      <style:text-properties fo:color="#000000" loext:opacity="100%" style:font-name="Consolas" fo:font-size="9.5pt" officeooo:rsid="00285792" style:font-size-asian="9.5pt"/>
    </style:style>
    <style:style style:name="T15" style:family="text">
      <style:text-properties officeooo:rsid="002253d7"/>
    </style:style>
    <style:style style:name="T16" style:family="text">
      <style:text-properties officeooo:rsid="0023dfb9"/>
    </style:style>
    <style:style style:name="T17" style:family="text">
      <style:text-properties officeooo:rsid="0025997f"/>
    </style:style>
    <style:style style:name="T18" style:family="text">
      <style:text-properties officeooo:rsid="00285792"/>
    </style:style>
    <style:style style:name="T19" style:family="text">
      <style:text-properties officeooo:rsid="0029d38e"/>
    </style:style>
    <style:style style:name="T20" style:family="text">
      <style:text-properties officeooo:rsid="002b6440"/>
    </style:style>
    <style:style style:name="T21" style:family="text">
      <style:text-properties officeooo:rsid="002d00ea"/>
    </style:style>
    <style:style style:name="T22" style:family="text">
      <style:text-properties officeooo:rsid="002eaea2"/>
    </style:style>
    <style:style style:name="T23" style:family="text">
      <style:text-properties officeooo:rsid="002eb77c"/>
    </style:style>
    <style:style style:name="T24" style:family="text">
      <style:text-properties officeooo:rsid="002ff8e7"/>
    </style:style>
    <style:style style:name="T25" style:family="text">
      <style:text-properties officeooo:rsid="0032e377"/>
    </style:style>
    <style:style style:name="T26" style:family="text">
      <style:text-properties officeooo:rsid="00352241"/>
    </style:style>
    <style:style style:name="T27" style:family="text">
      <style:text-properties officeooo:rsid="00360fe5"/>
    </style:style>
    <style:style style:name="T28" style:family="text">
      <style:text-properties fo:color="#000000" loext:opacity="100%" style:font-name="Consolas1" fo:font-size="9.5pt" style:font-name-asian="Consolas1" style:font-size-asian="9.5pt" style:font-name-complex="Consolas1" style:font-size-complex="9.5pt"/>
    </style:style>
    <style:style style:name="T29" style:family="text">
      <style:text-properties fo:color="#a31515" loext:opacity="100%" style:font-name="Consolas1" fo:font-size="9.5pt" style:font-name-asian="Consolas1" style:font-size-asian="9.5pt" style:font-name-complex="Consolas1" style:font-size-complex="9.5pt"/>
    </style:style>
    <style:style style:name="T30" style:family="text">
      <style:text-properties fo:color="#0000ff" loext:opacity="100%" style:font-name="Consolas1" fo:font-size="9.5pt" style:font-name-asian="Consolas1" style:font-size-asian="9.5pt" style:font-name-complex="Consolas1" style:font-size-complex="9.5pt"/>
    </style:style>
    <style:style style:name="T31" style:family="text">
      <style:text-properties fo:color="#2b91af" loext:opacity="100%" style:font-name="Consolas1" fo:font-size="9.5pt" style:font-name-asian="Consolas1" style:font-size-asian="9.5pt" style:font-name-complex="Consolas1" style:font-size-complex="9.5pt"/>
    </style:style>
    <style:style style:name="T32" style:family="text">
      <style:text-properties fo:color="#808080" loext:opacity="100%" style:font-name="Consolas1" fo:font-size="9.5pt" style:font-name-asian="Consolas1" style:font-size-asian="9.5pt" style:font-name-complex="Consolas1" style:font-size-complex="9.5pt"/>
    </style:style>
    <style:style style:name="T33" style:family="text">
      <style:text-properties fo:color="#555555" loext:opacity="100%" style:font-name="Consolas1" fo:font-size="9.5pt" style:font-name-asian="Consolas1" style:font-size-asian="9.5pt" style:font-name-complex="Consolas1" style:font-size-complex="9.5pt"/>
    </style:style>
    <style:style style:name="T34" style:family="text">
      <style:text-properties fo:color="#008080" loext:opacity="100%" style:font-name="Consolas1" fo:font-size="9.5pt" style:font-name-asian="Consolas1" style:font-size-asian="9.5pt" style:font-name-complex="Consolas1"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4.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6.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4.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A Modern Guide to Network Programming</text:h>
      <text:p text:style-name="P4"/>
      <text:h text:style-name="P33" text:outline-level="1">Why modernise?</text:h>
      <text:p text:style-name="Text_20_body">Linux uses Berkeley Sockets, and that’<text:span text:style-name="T1">s as good as it get right?</text:span></text:p>
      <text:p text:style-name="P5">Wrong?</text:p>
      <text:p text:style-name="P7"><text:span text:style-name="T1">Most books on networking assume that you will be working with old code bases. Most of the networking interfaces have not changed since the 1970’s, and so rather than burden the reader with new new concepts, it is easier to restrict you</text:span><text:span text:style-name="T2">r</text:span><text:span text:style-name="T1"> programming examples </text:span><text:span text:style-name="T2">to</text:span><text:span text:style-name="T1"> use the technology of the 1970’s.</text:span></text:p>
      <text:p text:style-name="P5">This is just so wrong. The actual technology underlying networking has changed radically. The CPU’s have changed radically. The memory costs have changed radically. The language of choice for networking programming (C) has changed radically. C is now rivalled by C++, it’s big brother. A common mistake is to learn to program for networks from books that teach 1970’s C. You get your examples working. You start programming your large scale problem. You quickly learn that the 1970’s were not a technological nirvana, but a hell hole easy-to-make mistakes and quirky language features. You figure, you may as well use a more modern language, and skip right to using something like C#.</text:p>
      <text:p text:style-name="P7"><text:span text:style-name="T1">You would be hard pushed to find anything as modern as a class in a networking guide. That is how out-of-date </text:span><text:span text:style-name="T2">they are. It is no wonder that so many network programmers consider C++ a foreign language. So the biggest reason I am writing this guide is because it is like shooting fish in a barrel. Not everything in this guide will be 100% right. However, it will be better than almost every book ever published about Network programming in C/C++.</text:span></text:p>
      <text:p text:style-name="P6"/>
      <text:h text:style-name="Heading_20_1" text:outline-level="1">Lets start by using std::network</text:h>
      <text:p text:style-name="P8">Okay, it’s lie. There is no such thing as std::network. Except there is, you can download it. You can read the specification of it. It was produced by the C++ standards committee a long time ago. It is updated by the group. It simply failed to find enough traction from the compiler writers, and so it was removed at the last minute from the official standard.</text:p>
      <text:p text:style-name="P8">This in my opinion of the “perfect being the enemy of the good”. We are left producing yet another generation of people who think being a network programmer is all about knowing how “bind” works.</text:p>
      <text:p text:style-name="P9"><text:span text:style-name="T2">Instead lets look at ASIO (the ASyncronous IO) library, which is what std::network was based on. It is present in boost, which has led many to improperly believe that it is complicated and has a hefty learning curve. It is available to download as a stand-alone, header only library here </text:span><text:a xlink:type="simple" xlink:href="https://sourceforge.net/projects/asio/files/asio/1.16.1%20%28Stable%29/asio-1.16.1.zip/d" text:style-name="Internet_20_link" text:visited-style-name="Visited_20_Internet_20_Link">https://sourceforge.net/projects/asio/files/asio/1.16.1%20%28Stable%29/asio-1.16.1.zip/d</text:a> </text:p>
      <text:p text:style-name="P9"/>
      <text:p text:style-name="P10"><text:soft-page-break/>Other libraries exist. However, ASIO will prepare you well for when C++ actually comes up with a standard network solution.</text:p>
      <text:p text:style-name="P20">Tip : </text:p>
      <text:p text:style-name="P20">Windows actually defines two networking models, WinSock2, and the deprecated original WinSock. </text:p>
      <text:p text:style-name="P20">ASIO picks which one to use based on the windows version, thus if you include asio before WinSock, it will ask you to define your windows version.</text:p>
      <text:p text:style-name="P20">My advice is to skip the nonsense and just ensure you include WinSock2.h before include &lt;asio.hpp&gt;. (No one uses WinSock anymore, and hasn’t for a very long time).</text:p>
      <text:h text:style-name="Heading_20_1" text:outline-level="1">Basics: What is a network</text:h>
      <text:p text:style-name="P11">A network is a collection of endpoints. An endpoint is an entity with it’s own unique address (IP/port).</text:p>
      <text:p text:style-name="P12"><text:span text:style-name="T3">To send data from one machine to another, you must first choose a local endpoint (so the receiver knows who to reply to). You then select a remote endpoint (something that you want to receive the data). You then ask the network to send from your end-point to their end-point. </text:span><text:span text:style-name="T4">The network will frequently choose to send your traffic via other endpoints, which is a process known as routing, but this is invisible to the software.</text:span></text:p>
      <text:p text:style-name="P24">The software equivalent of an endpoint is a socket. You associate a socket with an endpoint by binding it to it. Most libraries assume that there is a one-to-one mapping between endpoint and sockets, and so create a socket with an endpoint address, it will use that. If you don’t, it will simply just pick any available endpoint.</text:p>
      <text:p text:style-name="P13"><text:span text:style-name="T4">How does the software know when data has arrived? At the bear-metal level, a hardware exception is raised, and a handler is invoked to read the data. </text:span><text:span text:style-name="T5">This is data for the entire system. However, if you register your endpoint, the system will will call a function you provide. </text:span><text:span text:style-name="T4">Your software might be sleeping when the exception is handled, so the handler has to wake your process up, </text:span><text:span text:style-name="T5">which is expensive</text:span><text:span text:style-name="T4">. </text:span><text:span text:style-name="T5">However, </text:span><text:span text:style-name="T4">operating systems have invented a special system to deal with this. On Windows it is known as a IO-completion </text:span><text:span text:style-name="T6">port</text:span><text:span text:style-name="T4">. It acts as a light-</text:span><text:span text:style-name="T5">weight mini-thread. In this way, the impact on the overall system is radically reduced. If you only use this callback to copy the data, for later use, you can avoid waking your process thread, and achieve much better throughput. Linux has a similar system.</text:span></text:p>
      <text:p text:style-name="P15">Note, on Windows, all of this applies to to file operations as well. Asio provides Windows only code to deal with asyncronous file operations too (and boy do they rock). </text:p>
      <text:h text:style-name="Heading_20_1" text:outline-level="1">Asio basic concepts</text:h>
      <text:p text:style-name="P14"><text:span text:style-name="T5">Asynchronous, means that you ask for something to be done, and something else does it. This means that you can never really know how long something will take. I have to say this, because the term has been abused in generic programming for so long, that it has become confused with the term Concurrent, which means doing more than one thing at the same time. <text:s/>In computing, concurrency implies Asyncronous, but Asyncronous does not imply concurrency. One of the myths </text:span><text:soft-page-break/><text:span text:style-name="T5">that needs to killed immediately (often spread by old networking books) is that you should use threads when networking. You can do, but should avoid it unless it is required.</text:span></text:p>
      <text:h text:style-name="Heading_20_3" text:outline-level="3">IOContext</text:h>
      <text:p text:style-name="P14"><text:span text:style-name="T5">Asio provides a central object to base all your Asyncronous activity. This is called an IO-Context. On Windows, it maps directly to the concept of a IO-Completion </text:span><text:span text:style-name="T6">port</text:span><text:span text:style-name="T5">. It is the first object you should create </text:span><text:span text:style-name="T6">(and the last you should destroy). All other objects will register with it. If your objects do something synchronously, then this object will know when it is completed.</text:span></text:p>
      <text:p text:style-name="P20">In games programming-terms, the context is the jobs-list. Task-oriented programming has quickly become the normal in games programming, due to it’s flexibility and efficiency. In effect, it is just a list of function objects to call.</text:p>
      <text:p text:style-name="P19">The most useful functions in the IOContext are</text:p>
      <text:list xml:id="list308028621" text:style-name="L1">
        <text:list-item>
          <text:p text:style-name="P39">void run();<text:tab/>// block until all work is done.</text:p>
        </text:list-item>
        <text:list-item>
          <text:p text:style-name="P39">bool poll_one(); // try and do only one piece of work, if there is no work to do return false.</text:p>
        </text:list-item>
        <text:list-item>
          <text:p text:style-name="P40">void post(std::function&lt;void()&gt;); // register new work.</text:p>
        </text:list-item>
      </text:list>
      <text:p text:style-name="P18"><text:span text:style-name="T7">Using these </text:span><text:span text:style-name="T8">functions</text:span><text:span text:style-name="T7"> you can </text:span><text:span text:style-name="T8">quickly </text:span><text:span text:style-name="T7">create a variety of threading models, </text:span><text:span text:style-name="T8">it is also a useful debugging technique, to change the threading model to reduce the number of threads to make finding a problem easier.</text:span></text:p>
      <text:p text:style-name="P20"><draw:frame text:anchor-type="paragraph" draw:z-index="0" draw:name="Shape1" draw:style-name="gr13" draw:text-style-name="P65" svg:width="16.387cm" svg:height="4.329cm" svg:x="1.004cm" svg:y="0.658cm"><draw:text-box><text:p text:style-name="P61"><text:span text:style-name="T32">#include</text:span><text:span text:style-name="T28"> </text:span><text:span text:style-name="T29">&lt;WinSock2.h&gt;</text:span></text:p><text:p text:style-name="P61"><text:span text:style-name="T32">#include</text:span><text:span text:style-name="T28"> </text:span><text:span text:style-name="T29">&lt;asio.hpp&gt;</text:span></text:p><text:p text:style-name="P61"><text:span text:style-name="T32">#include</text:span><text:span text:style-name="T28"> </text:span><text:span text:style-name="T29">&lt;iostream&gt;</text:span></text:p><text:p text:style-name="P61"><text:span text:style-name="T28"/></text:p><text:p text:style-name="P61"><text:span text:style-name="T30">int</text:span><text:span text:style-name="T28"> main()</text:span></text:p><text:p text:style-name="P61"><text:span text:style-name="T28">{</text:span></text:p><text:p text:style-name="P61"><text:span text:style-name="T28"><text:tab/></text:span><text:span text:style-name="T28">asio::</text:span><text:span text:style-name="T31">io_context</text:span><text:span text:style-name="T28"><text:tab/></text:span><text:span text:style-name="T28">context;</text:span></text:p><text:p text:style-name="P61"><text:span text:style-name="T28"/></text:p><text:p text:style-name="P61"><text:span text:style-name="T28"><text:tab/></text:span><text:span text:style-name="T28">context.post([]() {std::cout </text:span><text:span text:style-name="T34">&lt;&lt;</text:span><text:span text:style-name="T28"> </text:span><text:span text:style-name="T29">"hello\n"</text:span><text:span text:style-name="T28">;});</text:span></text:p><text:p text:style-name="P61"><text:span text:style-name="T28"><text:tab/></text:span><text:span text:style-name="T28">context.run();</text:span></text:p><text:p text:style-name="P61"><text:span text:style-name="T28">}</text:span></text:p></draw:text-box></draw:frame></text:p>
      <text:p text:style-name="P20"/>
      <text:p text:style-name="P2"/>
      <text:p text:style-name="P18"/>
      <text:p text:style-name="P18"/>
      <text:p text:style-name="P18"/>
      <text:p text:style-name="P18"/>
      <text:p text:style-name="P21">This program for example just creates a piece of work to print “hello” then runs until it completes.</text:p>
      <text:p text:style-name="P21"><draw:frame text:anchor-type="paragraph" draw:z-index="1" draw:name="Shape1_0" draw:style-name="gr12" draw:text-style-name="P65" svg:width="16.387cm" svg:height="6.296cm" svg:x="1.004cm" svg:y="0.302cm"><draw:text-box><text:p text:style-name="P61"><text:span text:style-name="T32">#include</text:span><text:span text:style-name="T28"> </text:span><text:span text:style-name="T29">&lt;WinSock2.h&gt;</text:span></text:p><text:p text:style-name="P61"><text:span text:style-name="T32">#include</text:span><text:span text:style-name="T28"> </text:span><text:span text:style-name="T29">&lt;asio.hpp&gt;</text:span></text:p><text:p text:style-name="P61"><text:span text:style-name="T32">#include</text:span><text:span text:style-name="T28"> </text:span><text:span text:style-name="T29">&lt;iostream&gt;</text:span></text:p><text:p text:style-name="P61"><text:span text:style-name="T32">#include</text:span><text:span text:style-name="T28"> </text:span><text:span text:style-name="T29">&lt;thread&gt;</text:span></text:p><text:p text:style-name="P61"><text:span text:style-name="T28"/></text:p><text:p text:style-name="P61"><text:span text:style-name="T30">int</text:span><text:span text:style-name="T28"> main()</text:span></text:p><text:p text:style-name="P61"><text:span text:style-name="T28">{</text:span></text:p><text:p text:style-name="P61"><text:span text:style-name="T28"><text:tab/></text:span><text:span text:style-name="T28">asio::</text:span><text:span text:style-name="T31">io_context</text:span><text:span text:style-name="T28"><text:tab/></text:span><text:span text:style-name="T28">context;</text:span></text:p><text:p text:style-name="P61"><text:span text:style-name="T28"/></text:p><text:p text:style-name="P61"><text:span text:style-name="T28"><text:tab/></text:span><text:span text:style-name="T28">context.post([]() {std::cout </text:span><text:span text:style-name="T34">&lt;&lt;</text:span><text:span text:style-name="T28"> </text:span><text:span text:style-name="T29">"hello\n"</text:span><text:span text:style-name="T28">; });</text:span></text:p><text:p text:style-name="P61"><text:span text:style-name="T28"><text:tab/></text:span><text:span text:style-name="T28">context.post([]() {std::cout </text:span><text:span text:style-name="T34">&lt;&lt;</text:span><text:span text:style-name="T28"> </text:span><text:span text:style-name="T29">"world\n"</text:span><text:span text:style-name="T28">; });</text:span></text:p><text:p text:style-name="P61"><text:span text:style-name="T28"><text:tab/></text:span><text:span text:style-name="T28">std::</text:span><text:span text:style-name="T31">thread</text:span><text:span text:style-name="T28"> one{ [&amp;]() {context.run(); } };</text:span></text:p><text:p text:style-name="P61"><text:span text:style-name="T28"><text:tab/></text:span><text:span text:style-name="T28">std::</text:span><text:span text:style-name="T31">thread</text:span><text:span text:style-name="T28"> two{ [&amp;]() {context.run(); } };</text:span></text:p><text:p text:style-name="P61"><text:span text:style-name="T28"><text:tab/></text:span><text:span text:style-name="T28">one.join();</text:span></text:p><text:p text:style-name="P61"><text:span text:style-name="T28"><text:tab/></text:span><text:span text:style-name="T28">two.join();</text:span></text:p><text:p text:style-name="P61"><text:span text:style-name="T28">}</text:span></text:p></draw:text-box></draw:frame></text:p>
      <text:p text:style-name="P21"/>
      <text:p text:style-name="P21"/>
      <text:p text:style-name="P21"/>
      <text:p text:style-name="P21"/>
      <text:p text:style-name="P21"/>
      <text:p text:style-name="P21"/>
      <text:p text:style-name="P21"/>
      <text:p text:style-name="P1">This by contrast <text:span text:style-name="T9">uses two threads to consume all work then exits.</text:span></text:p>
      <text:p text:style-name="P1"/>
      <text:h text:style-name="Heading_20_3" text:outline-level="3"><text:soft-page-break/>TCP::acceptor</text:h>
      <text:p text:style-name="P17"><text:span text:style-name="T6">If your program wants to accept incoming tcp requests, it will need one of these. </text:span><text:span text:style-name="T9">It wraps the concept of handling incoming TCP connections, and deciding whether to accept it or not. If you accept, it will create either a socket (or if want a text-based network protocol, why not a tcp::iostream?)</text:span></text:p>
      <text:h text:style-name="Heading_20_3" text:outline-level="3">TCP::iostream</text:h>
      <text:p text:style-name="P15">Why make it complex?</text:p>
      <text:p text:style-name="P22">You can write networking code like it was <text:span text:style-name="T10">a iostream. If you like your output printf like, but with the advantages of type-safety, why not try std::format?</text:span></text:p>
      <text:p text:style-name="P23"/>
      <text:h text:style-name="P34" text:outline-level="1">Reflecting on the state of C++</text:h>
      <text:p text:style-name="P41">Probably the most useful missing feature from C++ that other languages have is Reflection, that is the ability of an object to know what members it has. However, C++17 onwards has almost everything you need to build your own reflection-system, and do it in the compiler, without the need for external tools like Circle.</text:p>
      <text:p text:style-name="P41">However, to build this, you need to understand why most Reflection systems for C++ are wrong.</text:p>
      <text:p text:style-name="P41">In C++, like in maths, a function may be overloaded. An overloaded function is one which who’s implementation depends on the type of the arguments. What is not valid in C++ (or maths) is a function that is overloaded by it’s return-type.</text:p>
      <text:p text:style-name="P16"><draw:frame text:anchor-type="paragraph" draw:z-index="2" draw:name="Shape2" draw:style-name="gr11" draw:text-style-name="P62" svg:width="15.594cm" svg:height="1.094cm" svg:x="0.633cm" svg:y="0.222cm"><draw:text-box><text:p text:style-name="P61"><text:span text:style-name="T28">std::</text:span><text:span text:style-name="T31">string</text:span><text:span text:style-name="T28"> val = fn()</text:span><text:span text:style-name="T28"><text:tab/></text:span><text:span text:style-name="T28">{ </text:span><text:span text:style-name="T30">return</text:span><text:span text:style-name="T28"> </text:span><text:span text:style-name="T29">"hello"</text:span><text:span text:style-name="T28">; }</text:span></text:p><text:p text:style-name="P61"><text:span text:style-name="T28">std::</text:span><text:span text:style-name="T30">int</text:span><text:span text:style-name="T28"> val = fn() { </text:span><text:span text:style-name="T30">return</text:span><text:span text:style-name="T28"> 0; } // wont compile!</text:span></text:p></draw:text-box></draw:frame></text:p>
      <text:p text:style-name="P16"/>
      <text:p text:style-name="P42">This is for very good reasons. It also changes how we must approach the idea of reflection. If we define a function, which returns the members of a structure, it must be capable of describing every type possible to return. This means default instinct of C++ programmers to write code like this </text:p>
      <text:p text:style-name="P25"/>
      <text:p text:style-name="P25"><draw:frame text:anchor-type="paragraph" draw:z-index="3" draw:name="Shape3" draw:style-name="gr10" draw:text-style-name="P62" svg:width="14.518cm" svg:height="1.833cm" svg:x="1.709cm" svg:y="-0.095cm"><draw:text-box><text:p text:style-name="P61"><text:span text:style-name="T30">for</text:span><text:span text:style-name="T28"> (</text:span><text:span text:style-name="T30">const</text:span><text:span text:style-name="T28"> </text:span><text:span text:style-name="T30">auto</text:span><text:span text:style-name="T28"> mbr : structure)</text:span></text:p><text:p text:style-name="P61"><text:span text:style-name="T28">{</text:span></text:p><text:p text:style-name="P61"><text:span text:style-name="T28"><text:tab/></text:span><text:span text:style-name="T28">...</text:span></text:p><text:p text:style-name="P61"><text:span text:style-name="T28">}</text:span></text:p></draw:text-box></draw:frame></text:p>
      <text:p text:style-name="P25"/>
      <text:p text:style-name="P25"/>
      <text:p text:style-name="P43">requires the “…” bit to be capable of processing every type. This is no problem for an interpreted language, as they are weakly typed, but a strongly typed language it is, well just nasty. The instinct that everything that iterates must be a for loop is the core problem. The key to making it more C++-friendly is to rephrase it so that the bit that is weakly typed is an argument. This way we can use templates to generate the code for us, and bingo, it’s now easy to express and manipulate.</text:p>
      <text:p text:style-name="P26"/>
      <text:p text:style-name="P26"/>
      <text:h text:style-name="Heading_20_1" text:outline-level="1"><text:soft-page-break/>Using Reflection.h</text:h>
      <text:p text:style-name="P27">If you don’t care how the implementation works, just want to use it, then the rules are pretty simple.</text:p>
      <text:p text:style-name="P27">Define a structure</text:p>
      <text:p text:style-name="P27"><draw:frame text:anchor-type="paragraph" draw:z-index="4" draw:name="Shape5" draw:style-name="gr9" draw:text-style-name="P65" svg:width="12.524cm" svg:height="4.723cm" svg:x="2.097cm" svg:y="0.639cm"><draw:text-box><text:p text:style-name="P61"><text:span text:style-name="T30">struct</text:span><text:span text:style-name="T28"> </text:span><text:span text:style-name="T31">Point</text:span></text:p><text:p text:style-name="P61"><text:span text:style-name="T28">{</text:span></text:p><text:p text:style-name="P61"><text:span text:style-name="T28"><text:tab/></text:span><text:span text:style-name="T30">float</text:span><text:span text:style-name="T28"> x, y;</text:span></text:p><text:p text:style-name="P61"><text:span text:style-name="T28"/></text:p><text:p text:style-name="P61"><text:span text:style-name="T28"><text:tab/></text:span><text:span text:style-name="T30">static</text:span><text:span text:style-name="T28"> </text:span><text:span text:style-name="T30">constexpr</text:span><text:span text:style-name="T28"> </text:span><text:span text:style-name="T30">auto</text:span><text:span text:style-name="T28"> get_members()</text:span></text:p><text:p text:style-name="P61"><text:span text:style-name="T28"><text:tab/></text:span><text:span text:style-name="T28">{</text:span></text:p><text:p text:style-name="P61"><text:span text:style-name="T28"><text:tab/></text:span><text:span text:style-name="T28"><text:tab/></text:span><text:span text:style-name="T30">return</text:span><text:span text:style-name="T28"> std::make_tuple(</text:span></text:p><text:p text:style-name="P61"><text:span text:style-name="T28"><text:tab/></text:span><text:span text:style-name="T28"><text:tab/></text:span><text:span text:style-name="T28"><text:tab/></text:span><text:span text:style-name="T31">Member</text:span><text:span text:style-name="T28">(</text:span><text:span text:style-name="T29">"x"</text:span><text:span text:style-name="T28">, &amp;</text:span><text:span text:style-name="T31">Point</text:span><text:span text:style-name="T28">::x),</text:span></text:p><text:p text:style-name="P61"><text:span text:style-name="T28"><text:tab/></text:span><text:span text:style-name="T28"><text:tab/></text:span><text:span text:style-name="T28"><text:tab/></text:span><text:span text:style-name="T31">Member</text:span><text:span text:style-name="T28">(</text:span><text:span text:style-name="T29">"y"</text:span><text:span text:style-name="T28">, &amp;</text:span><text:span text:style-name="T31">Point</text:span><text:span text:style-name="T28">::y)</text:span></text:p><text:p text:style-name="P61"><text:span text:style-name="T28"><text:tab/></text:span><text:span text:style-name="T28"><text:tab/></text:span><text:span text:style-name="T28">);</text:span></text:p><text:p text:style-name="P61"><text:span text:style-name="T28"><text:tab/></text:span><text:span text:style-name="T28">}</text:span></text:p><text:p text:style-name="P61"><text:span text:style-name="T28">};</text:span></text:p></draw:text-box></draw:frame><text:tab/></text:p>
      <text:p text:style-name="P27"/>
      <text:p text:style-name="P27"/>
      <text:p text:style-name="P27"/>
      <text:p text:style-name="P27"/>
      <text:p text:style-name="P27"/>
      <text:p text:style-name="P27"/>
      <text:p text:style-name="P28">This is just as normal, except we need to make a list of members ( C++ 20 was supposed to do this for us, but it was removed from the standard at the last minute).</text:p>
      <text:p text:style-name="P28">This structure now conforms to the “concept” of a ReflectionObject, and we may use reflection on it. We can even build ReflectionObjects from <text:span text:style-name="T19">other </text:span>ReflectionObjects.</text:p>
      <text:p text:style-name="P28"><draw:frame text:anchor-type="paragraph" draw:z-index="5" draw:name="Shape6" draw:style-name="gr9" draw:text-style-name="P65" svg:width="13.565cm" svg:height="4.723cm" svg:x="0.598cm" svg:y="0.238cm"><draw:text-box><text:p text:style-name="P61"><text:span text:style-name="T30">struct</text:span><text:span text:style-name="T28"> </text:span><text:span text:style-name="T31">Line</text:span></text:p><text:p text:style-name="P61"><text:span text:style-name="T28">{</text:span></text:p><text:p text:style-name="P61"><text:span text:style-name="T28"><text:tab/></text:span><text:span text:style-name="T31">Point</text:span><text:span text:style-name="T28"> from, to;</text:span></text:p><text:p text:style-name="P61"><text:span text:style-name="T28"/></text:p><text:p text:style-name="P61"><text:span text:style-name="T28"><text:tab/></text:span><text:span text:style-name="T30">static</text:span><text:span text:style-name="T28"> </text:span><text:span text:style-name="T30">constexpr</text:span><text:span text:style-name="T28"> </text:span><text:span text:style-name="T30">auto</text:span><text:span text:style-name="T28"> get_members()</text:span></text:p><text:p text:style-name="P61"><text:span text:style-name="T28"><text:tab/></text:span><text:span text:style-name="T28">{</text:span></text:p><text:p text:style-name="P61"><text:span text:style-name="T28"><text:tab/></text:span><text:span text:style-name="T28"><text:tab/></text:span><text:span text:style-name="T30">return</text:span><text:span text:style-name="T28"> std::make_tuple(</text:span></text:p><text:p text:style-name="P61"><text:span text:style-name="T28"><text:tab/></text:span><text:span text:style-name="T28"><text:tab/></text:span><text:span text:style-name="T28"><text:tab/></text:span><text:span text:style-name="T31">Member</text:span><text:span text:style-name="T28">(</text:span><text:span text:style-name="T29">"from"</text:span><text:span text:style-name="T28">, &amp;</text:span><text:span text:style-name="T31">Line</text:span><text:span text:style-name="T28">::from),</text:span></text:p><text:p text:style-name="P61"><text:span text:style-name="T28"><text:tab/></text:span><text:span text:style-name="T28"><text:tab/></text:span><text:span text:style-name="T28"><text:tab/></text:span><text:span text:style-name="T31">Member</text:span><text:span text:style-name="T28">(</text:span><text:span text:style-name="T29">"to"</text:span><text:span text:style-name="T28">, &amp;</text:span><text:span text:style-name="T31">Line</text:span><text:span text:style-name="T28">::to)</text:span></text:p><text:p text:style-name="P61"><text:span text:style-name="T28"><text:tab/></text:span><text:span text:style-name="T28"><text:tab/></text:span><text:span text:style-name="T28">);</text:span></text:p><text:p text:style-name="P61"><text:span text:style-name="T28"><text:tab/></text:span><text:span text:style-name="T28">}</text:span></text:p><text:p text:style-name="P61"><text:span text:style-name="T28">};</text:span></text:p></draw:text-box></draw:frame></text:p>
      <text:p text:style-name="P28"/>
      <text:p text:style-name="P28"/>
      <text:p text:style-name="P28"/>
      <text:p text:style-name="P28"/>
      <text:p text:style-name="P28"/>
      <text:p text:style-name="P28"/>
      <text:p text:style-name="P28">Easy right!</text:p>
      <text:p text:style-name="P28">Now let’s initialise a line to all 0’s.</text:p>
      <text:p text:style-name="P28"><draw:frame text:anchor-type="paragraph" draw:z-index="6" draw:name="Shape7" draw:style-name="gr8" draw:text-style-name="P62" svg:width="11.554cm" svg:height="2.08cm" svg:x="1.233cm" svg:y="-0.085cm"><draw:text-box><text:p text:style-name="P61"><text:span text:style-name="T30">int</text:span><text:span text:style-name="T28"> main()</text:span></text:p><text:p text:style-name="P61"><text:span text:style-name="T28">{</text:span></text:p><text:p text:style-name="P61"><text:span text:style-name="T28"><text:tab/></text:span><text:span text:style-name="T31">Line</text:span><text:span text:style-name="T28"> l;</text:span></text:p><text:p><text:span text:style-name="T28"><text:tab/></text:span><text:span text:style-name="T28">visit_recursive(l, [](</text:span><text:span text:style-name="T30">auto</text:span><text:span text:style-name="T28">&amp; </text:span><text:span text:style-name="T32">v</text:span><text:span text:style-name="T28">) {</text:span><text:span text:style-name="T32">v</text:span><text:span text:style-name="T28"> = 0;});</text:span></text:p><text:p text:style-name="P61"><text:span text:style-name="T28">}</text:span></text:p></draw:text-box></draw:frame></text:p>
      <text:p text:style-name="P27"/>
      <text:p text:style-name="P27"/>
      <text:p text:style-name="P27"/>
      <text:p text:style-name="P28">This says “visit all non-reflection-struct members of l, and run our function on them.</text:p>
      <text:p text:style-name="P28">Worried about the run-time over head of all this structure, lets see what the code looks like (in release).</text:p>
      <text:p text:style-name="P28"><draw:frame text:anchor-type="paragraph" draw:z-index="7" draw:name="Shape8" draw:style-name="gr7" draw:text-style-name="P64" svg:width="10.39cm" svg:height="0.722cm" svg:x="1.321cm" svg:y="0.482cm"><draw:text-box><text:p text:style-name="P61"><text:span text:style-name="T33">00007FF79E661000 <text:s/>xor <text:s text:c="8"/>eax,eax <text:s/></text:span></text:p></draw:text-box></draw:frame></text:p>
      <text:p text:style-name="P27"/>
      <text:p text:style-name="P29"><text:soft-page-break/>That’s right. By using constexpr the compiler can figure out exactly what this does, and uses one instruction to do it.</text:p>
      <text:p text:style-name="P29"/>
      <text:p text:style-name="P29">Still not convinced, let’s see how we can reverse the endianness for <text:span text:style-name="T15">transition to a machine with different endianess.</text:span></text:p>
      <text:p text:style-name="P29"><draw:frame text:anchor-type="paragraph" draw:z-index="8" draw:name="Shape9" draw:style-name="gr4" draw:text-style-name="P62" svg:width="14.412cm" svg:height="5.155cm" svg:x="0.474cm" svg:y="0.203cm"><draw:text-box><text:p text:style-name="P61"><text:span text:style-name="T30">template</text:span><text:span text:style-name="T28">&lt;</text:span><text:span text:style-name="T30">class</text:span><text:span text:style-name="T28"> </text:span><text:span text:style-name="T31">T</text:span><text:span text:style-name="T28">&gt;</text:span></text:p><text:p text:style-name="P61"><text:span text:style-name="T30">void</text:span><text:span text:style-name="T28"> ReverseEndian(</text:span><text:span text:style-name="T31">T</text:span><text:span text:style-name="T28">&amp; </text:span><text:span text:style-name="T32">v</text:span><text:span text:style-name="T28">)</text:span></text:p><text:p text:style-name="P61"><text:span text:style-name="T28">{</text:span></text:p><text:p text:style-name="P61"><text:span text:style-name="T28"><text:tab/></text:span><text:span text:style-name="T30">const</text:span><text:span text:style-name="T28"> </text:span><text:span text:style-name="T30">auto</text:span><text:span text:style-name="T28"> as_bytes = std::as_writable_bytes(std::</text:span><text:span text:style-name="T31">span</text:span><text:span text:style-name="T28">(&amp;</text:span><text:span text:style-name="T32">v</text:span><text:span text:style-name="T28">, 1));</text:span></text:p><text:p text:style-name="P61"><text:span text:style-name="T28"><text:tab/></text:span><text:span text:style-name="T28">std::reverse(as_bytes.begin(), as_bytes.end());</text:span></text:p><text:p text:style-name="P61"><text:span text:style-name="T28">}</text:span></text:p><text:p text:style-name="P61"><text:span text:style-name="T28"/></text:p><text:p text:style-name="P61"><text:span text:style-name="T30">int</text:span><text:span text:style-name="T28"> main()</text:span></text:p><text:p text:style-name="P61"><text:span text:style-name="T28">{</text:span></text:p><text:p text:style-name="P61"><text:span text:style-name="T28"><text:tab/></text:span><text:span text:style-name="T31">Line</text:span><text:span text:style-name="T28"> l{ {0x12345678, 0x12345678}, {0x12345678, 0x12345678} };</text:span></text:p><text:p><text:span text:style-name="T28"><text:tab/></text:span><text:span text:style-name="T28">visit_recursive(l, [](</text:span><text:span text:style-name="T30">auto</text:span><text:span text:style-name="T28">&amp; </text:span><text:span text:style-name="T32">v</text:span><text:span text:style-name="T28">) {ReverseEndian(</text:span><text:span text:style-name="T32">v</text:span><text:span text:style-name="T28">);});</text:span></text:p><text:p text:style-name="P61"><text:span text:style-name="T28">}</text:span></text:p></draw:text-box></draw:frame></text:p>
      <text:p text:style-name="P29"/>
      <text:h text:style-name="P35" text:outline-level="1"/>
      <text:h text:style-name="P35" text:outline-level="1"/>
      <text:h text:style-name="P35" text:outline-level="1"/>
      <text:p text:style-name="P44"><text:span text:style-name="T15">Impressed yet? It gets better… </text:span><text:span text:style-name="T16">Maybe, you think manipulating binary structures is old hat. Different sizes for bool, different layout on different machines, that’s why you became convinced years ago that you need to use a text based interface like JSON. Well, here is how to do it, for free (as long as you define your </text:span><text:span text:style-name="T11">get_members().</text:span></text:p>
      <text:p text:style-name="P44"><text:span text:style-name="T11"/></text:p>
      <text:p text:style-name="P45"><text:span text:style-name="T11">You can find this code in Reflection.cpp, and it prints</text:span></text:p>
      <text:p text:style-name="P45"><text:span text:style-name="T11">{</text:span></text:p>
      <text:p text:style-name="P45"><text:span text:style-name="T11">"from" = {</text:span></text:p>
      <text:p text:style-name="P45"><text:span text:style-name="T11">"x" = 78563412, </text:span></text:p>
      <text:p text:style-name="P45"><text:span text:style-name="T11">"y" = 78563412}</text:span></text:p>
      <text:p text:style-name="P45"><text:span text:style-name="T11">,</text:span></text:p>
      <text:p text:style-name="P45"><text:span text:style-name="T11">"to" = {</text:span></text:p>
      <text:p text:style-name="P45"><text:span text:style-name="T11">"x" = 78563412,</text:span></text:p>
      <text:p text:style-name="P45"><text:span text:style-name="T11">"y" = 78563412}</text:span></text:p>
      <text:p text:style-name="P45"><text:span text:style-name="T11">}</text:span></text:p>
      <text:p text:style-name="P38"><text:span text:style-name="T13">where 0x78563412==</text:span> <text:span text:style-name="T11">ReverseEndian</text:span><text:span text:style-name="T13">(0x87654321)</text:span></text:p>
      <text:p text:style-name="P3"/>
      <text:h text:style-name="Heading_20_1" text:outline-level="1">C++-&gt;JSON/JSON-&gt;C++</text:h>
      <text:p text:style-name="Text_20_body">Using the <text:span text:style-name="T17">power of the reflection system, it is now easy to both read and write Reflection objects as JSON text.</text:span></text:p>
      <text:p text:style-name="Text_20_body"><draw:frame text:anchor-type="paragraph" draw:z-index="9" draw:name="Shape10" draw:style-name="gr6" draw:text-style-name="P63" svg:width="12.63cm" svg:height="0.616cm" svg:x="1.939cm" svg:y="0.436cm"><draw:text-box><text:p text:style-name="P61"><text:span text:style-name="T28"><text:tab/></text:span><text:span text:style-name="T28">JSON(std::cout, l);</text:span></text:p></draw:text-box></draw:frame></text:p>
      <text:p text:style-name="P31">Writes out our line definition.</text:p>
      <text:p text:style-name="P31"><draw:frame text:anchor-type="paragraph" draw:z-index="10" draw:name="Shape11" draw:style-name="gr5" draw:text-style-name="P62" svg:width="13.741cm" svg:height="1.172cm" svg:x="1.215cm" svg:y="0.182cm"><draw:text-box><text:p text:style-name="P61"><text:span text:style-name="T28"><text:tab/></text:span><text:span text:style-name="T28">std::istringstream is(</text:span><text:span text:style-name="T29">"{\"from\"={\"x\"=1}, \"to\"={\"y\"=2}}"</text:span><text:span text:style-name="T28">);</text:span></text:p><text:p text:style-name="P61"><text:span text:style-name="T28"><text:tab/></text:span><text:span text:style-name="T28">JSON(is, l);</text:span></text:p></draw:text-box></draw:frame></text:p>
      <text:p text:style-name="P30"><text:soft-page-break/></text:p>
      <text:p text:style-name="P46">Reads it back in. Okay, it;s not quite as flexible as normal JSON, so it’s only a subset. Specifically, the use of strings must either be quoted or a white space inserted. But not bad. <text:span text:style-name="T18">Note how the members we did not mention are unchanged.</text:span></text:p>
      <text:p text:style-name="P46">{</text:p>
      <text:p text:style-name="P46">"from" = {</text:p>
      <text:p text:style-name="P46">"x" = 1,</text:p>
      <text:p text:style-name="P46">"y" = 78563412}</text:p>
      <text:p text:style-name="P46">,</text:p>
      <text:p text:style-name="P46">"to" = {</text:p>
      <text:p text:style-name="P46">"x" = 78563412,</text:p>
      <text:p text:style-name="P46">"y" = 2}</text:p>
      <text:p text:style-name="P46">}</text:p>
      <text:p text:style-name="P46"/>
      <text:h text:style-name="Heading_20_1" text:outline-level="1">So how does it work?</text:h>
      <text:h text:style-name="Heading_20_4" text:outline-level="4"><text:s/>If you find this explanation a bit confusing, scan read it, then read the <text:span text:style-name="T24">subsequent sections and come back. It does make sense, I promise...</text:span></text:h>
      <text:p text:style-name="P47">We tie a static<text:span text:style-name="T23">ly</text:span> defined string, to a member pointer. A member pointer contains the offset of the member from the start of the structure, and is type-safe. We return our list of member names and pointers as tuple. This means the information is available at compile time.</text:p>
      <text:p text:style-name="P47"><draw:frame text:anchor-type="paragraph" draw:z-index="11" draw:name="Shape9_0" draw:style-name="gr4" draw:text-style-name="P62" svg:width="16.731cm" svg:height="5.155cm" svg:x="0.474cm" svg:y="0.055cm"><draw:text-box><text:p text:style-name="P61"><text:span text:style-name="T28">template &lt;ReflectionStruct RS, typename Fn&gt;</text:span></text:p><text:p text:style-name="P61"><text:span text:style-name="T28">void visit_recursive(RS&amp; obj, Fn&amp;&amp; fn)</text:span></text:p><text:p text:style-name="P61"><text:span text:style-name="T28">{</text:span></text:p><text:p text:style-name="P61"><text:span text:style-name="T28"><text:tab/></text:span><text:span text:style-name="T28">const auto mbrs = RS::get_members();</text:span></text:p><text:p text:style-name="P61"><text:span text:style-name="T28"/></text:p><text:p text:style-name="P61"><text:span text:style-name="T28"><text:tab/></text:span><text:span text:style-name="T28">const auto call_fn = [&amp;](const auto&amp;...mbr)</text:span></text:p><text:p text:style-name="P61"><text:span text:style-name="T28"><text:tab/></text:span><text:span text:style-name="T28">{</text:span></text:p><text:p text:style-name="P61"><text:span text:style-name="T28"><text:tab/></text:span><text:span text:style-name="T28"><text:tab/></text:span><text:span text:style-name="T28">(visit_recursive(obj.*mbr.pointer, std::forward&lt;Fn&gt;(fn)), ...);</text:span></text:p><text:p text:style-name="P61"><text:span text:style-name="T28"><text:tab/></text:span><text:span text:style-name="T28">};</text:span></text:p><text:p text:style-name="P61"><text:span text:style-name="T28"><text:tab/></text:span><text:span text:style-name="T28">std::apply(call_fn, mbrs);</text:span></text:p><text:p text:style-name="P61"><text:span text:style-name="T28">};</text:span></text:p><text:p text:style-name="P61"><text:span text:style-name="T28"/></text:p></draw:text-box></draw:frame></text:p>
      <text:p text:style-name="P47"/>
      <text:p text:style-name="P47"/>
      <text:p text:style-name="Text_20_body"/>
      <text:p text:style-name="P48"/>
      <text:p text:style-name="P48"/>
      <text:p text:style-name="P49">“<text:span text:style-name="T20">std:apply” turns our tuple into a call with each member of the tuple </text:span><text:span text:style-name="T21">passed as a parameter to the function</text:span><text:span text:style-name="T20">. <text:s/></text:span><text:span text:style-name="T21">Our lambda function then is declared as to take an arbitrary number of arguments, with arbitrary types.</text:span></text:p>
      <text:p text:style-name="P49"><text:span text:style-name="T21"><text:s/>We then use the C++17 feature, fold expression, to turn this into a list of “,” operators.</text:span></text:p>
      <text:p text:style-name="P50">The “,” operator is little obscure, but has been there since “C” believe it or not. “a,b” means perform a, perform b, but return the value of b.</text:p>
      <text:p text:style-name="P50">The fold expression, will therefore build an expression, which executes visit_recursive on each parameter.</text:p>
      <text:p text:style-name="P51"><text:soft-page-break/><text:span text:style-name="T21"><text:s/></text:span><text:span text:style-name="T20">As each member might itself be a structure, we </text:span><text:span text:style-name="T21">process each structure that fulfils the “</text:span><text:span text:style-name="T22">ReflectionStruct</text:span><text:span text:style-name="T20">“ </text:span><text:span text:style-name="T22">criteria, breaking it down, until we hit something different</text:span><text:span text:style-name="T20">.</text:span></text:p>
      <text:p text:style-name="P48"><draw:frame text:anchor-type="paragraph" draw:z-index="12" draw:name="Shape9_1" draw:style-name="gr3" draw:text-style-name="P62" svg:width="16.731cm" svg:height="2.341cm" svg:x="0.474cm" svg:y="0.055cm"><draw:text-box><text:p text:style-name="P61"><text:span text:style-name="T28">template &lt;typename T, typename Fn&gt;</text:span></text:p><text:p text:style-name="P61"><text:span text:style-name="T28">void visit_recursive(T&amp; obj, Fn&amp;&amp; fn)</text:span></text:p><text:p text:style-name="P61"><text:span text:style-name="T28">{</text:span></text:p><text:p text:style-name="P61"><text:span text:style-name="T28"><text:tab/></text:span><text:span text:style-name="T28">fn(obj);</text:span></text:p><text:p text:style-name="P61"><text:span text:style-name="T28">};</text:span></text:p><text:p text:style-name="P61"><text:span text:style-name="T28"/></text:p></draw:text-box></draw:frame></text:p>
      <text:p text:style-name="P48"/>
      <text:p text:style-name="P48"/>
      <text:p text:style-name="P48"/>
      <text:p text:style-name="P52">If we use the “enumerate” function, we get the names and pointers.</text:p>
      <text:p text:style-name="P52">If we use the “enumerate_recursive” version, we will get two extra calls, one with a ObjectStart object, indicating we are starting to enumerate a new object. The opposite is an ObjectEnd.</text:p>
      <text:p text:style-name="P52"><draw:frame text:anchor-type="paragraph" draw:z-index="13" draw:name="Shape9_2" draw:style-name="gr1" draw:text-style-name="P62" svg:width="18.742cm" svg:height="2.599cm" svg:x="-0.134cm" svg:y="0.055cm"><draw:text-box><text:p text:style-name="P61"><text:span text:style-name="T28"><text:tab/></text:span><text:span text:style-name="T28">enumerate_recursive(l, overloaded{</text:span></text:p><text:p text:style-name="P61"><text:span text:style-name="T28"><text:tab/></text:span><text:span text:style-name="T28"><text:tab/></text:span><text:span text:style-name="T28">[](const ObjectStart&amp;, std::string_view name){std::cout &lt;&lt; name &lt;&lt; " {\n";},</text:span></text:p><text:p text:style-name="P61"><text:span text:style-name="T28"><text:tab/></text:span><text:span text:style-name="T28"><text:tab/></text:span><text:span text:style-name="T28">[](const ObjectEnd&amp;, std::string_view name){std::cout &lt;&lt; name &lt;&lt; "\n";},</text:span></text:p><text:p text:style-name="P61"><text:span text:style-name="T28"><text:tab/></text:span><text:span text:style-name="T28"><text:tab/></text:span><text:span text:style-name="T28">[](const auto&amp; ptr, std::string_view name){std::cout &lt;&lt; name &lt;&lt; "\n";}</text:span></text:p><text:p text:style-name="P61"><text:span text:style-name="T28"><text:tab/></text:span><text:span text:style-name="T28">});</text:span></text:p><text:p text:style-name="P61"><text:span text:style-name="T28"/></text:p></draw:text-box></draw:frame></text:p>
      <text:p text:style-name="P52"/>
      <text:p text:style-name="P52"/>
      <text:p text:style-name="P52">When Gives the output...</text:p>
      <text:p text:style-name="P52"><draw:frame text:anchor-type="paragraph" draw:z-index="14" draw:name="Shape9_4" draw:style-name="gr2" draw:text-style-name="P62" svg:width="7.16cm" svg:height="3.121cm" svg:x="0.907cm" svg:y="0.079cm"><draw:text-box><text:p text:style-name="P61"><text:span text:style-name="T28">from {</text:span></text:p><text:p text:style-name="P61"><text:span text:style-name="T28">x</text:span></text:p><text:p text:style-name="P61"><text:span text:style-name="T28">y</text:span></text:p><text:p text:style-name="P61"><text:span text:style-name="T28">}</text:span></text:p><text:p text:style-name="P61"><text:span text:style-name="T28">to {</text:span></text:p><text:p text:style-name="P61"><text:span text:style-name="T28">x</text:span></text:p><text:p text:style-name="P61"><text:span text:style-name="T28">y</text:span></text:p><text:p text:style-name="P61"><text:span text:style-name="T28">}</text:span></text:p></draw:text-box></draw:frame></text:p>
      <text:p text:style-name="P52"/>
      <text:p text:style-name="P52"/>
      <text:p text:style-name="P52"/>
      <text:p text:style-name="P53">Given this list, it’s just a question of using the type information in the pointer to generated a type-specific IO for each member.</text:p>
      <text:p text:style-name="P54"/>
      <text:h text:style-name="Heading_20_1" text:outline-level="1">Let’s discuss the used features in more detail</text:h>
      <text:p text:style-name="P55">If you understand the above explanation on the first reading, you won’t need more info. Congratulations, you can skip this. However, given that we are using a lot of features that many programmers who are used to “C” style programs, may not have ever used, I will explain some background.</text:p>
      <text:h text:style-name="Heading_20_2" text:outline-level="2">Concepts (C++20)</text:h>
      <text:p text:style-name="P55">This is not actually required, but does make the code harder to misuse. Concepts were introduced to C++ to reduce the hard-to-read errors when using templates.</text:p>
      <text:p text:style-name="P55">Before we even attempt to use a type as a template parameter <text:s/>to a reflection function, the compiler checks</text:p>
      <text:p text:style-name="P55">a) It has a get_members function</text:p>
      <text:p text:style-name="P55">b) The get members function returns member that only use member-pointers to the type.</text:p>
      <text:p text:style-name="P55"><text:soft-page-break/>The second check stops some particularly annoying errors, caused by cut+paste from another object.</text:p>
      <text:p text:style-name="P56">We notate types that pass these two checks as “ReflectionStruct”s.</text:p>
      <text:h text:style-name="P37" text:outline-level="3">What is a lambda functional?</text:h>
      <text:p text:style-name="P57">If you are not used to it, the notation [](){/*some function*/}, is quite confusing. What it means, is that it makes an object that has a function. The type of the object is never exposed (but it does have one). As this is an object, it can be passed by value to templated functions.</text:p>
      <text:p text:style-name="P57">This may seem over complicated but it has really big advantages. The biggest of which is that because lambda-functions have unique types, the function can be referenced in a type-safe manner. This allows optimisations not possible when the function is passed as a function-pointer.</text:p>
      <text:h text:style-name="P36" text:outline-level="3">What is overloaded?</text:h>
      <text:p text:style-name="P57">This is common trick. Normally a lambda function can only have one function. However, objects can have overloaded functions and operators, including the operator(), which is the function-call operator.</text:p>
      <text:p text:style-name="P57">Overloaded takes multiple lambda-functions, and makes a single object which is made from all the lambda-functions glued together. If the function parameters are different, then this combined object has will call the function that matches the parameters passed.</text:p>
      <text:p text:style-name="P58">If one of those functions is an “auto” type, it will be used if and only if none of the functions with an explicit type matches. The keyword auto, means “any type”.</text:p>
      <text:h text:style-name="Heading_20_3" text:outline-level="3">Why do you use &amp;&amp; in parameters?</text:h>
      <text:p text:style-name="P56">Most people associate “&amp;&amp;” with move. However, when used with templated parameter it means something slightly different. It means “the compiler can choose between pass-by-const-reference and pass-by-value”. <text:span text:style-name="T25">In practice this means any structure with more than two members is passed by reference, everything </text:span><text:span text:style-name="T27">else </text:span><text:span text:style-name="T25">is passed by value.</text:span></text:p>
      <text:p text:style-name="P56"/>
      <text:h text:style-name="Heading_20_1" text:outline-level="1">Using Reflection to make a quick and dirty service</text:h>
      <text:p text:style-name="P58">A service, is a application that exists to listen for, and reply to a network request. <text:span text:style-name="T26">A common example for a network library is to make a service that returns the current time.</text:span></text:p>
      <text:p text:style-name="P58"/>
      <text:p text:style-name="P59">We are going to use the iostream adapter. This is great, because we have a way of converting ReflectionStructs into JSON. So we can quickly build a time-service that is JSON encoded.</text:p>
      <text:p text:style-name="P59">However, I am going to introduce a word of warning, before we go to far. The C++ IOStream is an interface designed for blocking IO. When we use the IO Stream interface, we are backing in a blocking model of networking. The entire reason for ASIO is to avoid blocking IO.</text:p>
      <text:p text:style-name="P59">As a quick and dirty technique, it rocks though, let’s take a look.</text:p>
      <text:p text:style-name="P60"><text:soft-page-break/>First lets define our common object</text:p>
      <text:p text:style-name="P59"><draw:frame text:anchor-type="paragraph" draw:z-index="15" draw:name="Shape9_3" draw:style-name="gr1" draw:text-style-name="P62" svg:width="18.742cm" svg:height="6.24cm" svg:x="0.258cm" svg:y="0.055cm"><draw:text-box><text:p text:style-name="P61"><text:span text:style-name="T28">#pragma once</text:span></text:p><text:p text:style-name="P61"><text:span text:style-name="T28">#include "Common/Reflection.h"</text:span></text:p><text:p text:style-name="P61"><text:span text:style-name="T28"/></text:p><text:p text:style-name="P61"><text:span text:style-name="T28">struct CommonObj</text:span></text:p><text:p text:style-name="P61"><text:span text:style-name="T28">{</text:span></text:p><text:p text:style-name="P61"><text:span text:style-name="T28"><text:tab/></text:span><text:span text:style-name="T28">std::string text;</text:span></text:p><text:p text:style-name="P61"><text:span text:style-name="T28"><text:tab/></text:span><text:span text:style-name="T28">time_t fixed_len_field;</text:span></text:p><text:p text:style-name="P61"><text:span text:style-name="T28"/></text:p><text:p text:style-name="P61"><text:span text:style-name="T28"><text:tab/></text:span><text:span text:style-name="T28">static constexpr auto get_members()</text:span></text:p><text:p text:style-name="P61"><text:span text:style-name="T28"><text:tab/></text:span><text:span text:style-name="T28">{</text:span></text:p><text:p text:style-name="P61"><text:span text:style-name="T28"><text:tab/></text:span><text:span text:style-name="T28"><text:tab/></text:span><text:span text:style-name="T28">return std::make_tuple(</text:span></text:p><text:p text:style-name="P61"><text:span text:style-name="T28"><text:tab/></text:span><text:span text:style-name="T28"><text:tab/></text:span><text:span text:style-name="T28"><text:tab/></text:span><text:span text:style-name="T28">Member("text", &amp;CommonObj::text),</text:span></text:p><text:p text:style-name="P61"><text:span text:style-name="T28"><text:tab/></text:span><text:span text:style-name="T28"><text:tab/></text:span><text:span text:style-name="T28"><text:tab/></text:span><text:span text:style-name="T28">Member("fixed_len_field", &amp;CommonObj::fixed_len_field)</text:span></text:p><text:p text:style-name="P61"><text:span text:style-name="T28"><text:tab/></text:span><text:span text:style-name="T28"><text:tab/></text:span><text:span text:style-name="T28">);</text:span></text:p><text:p text:style-name="P61"><text:span text:style-name="T28"><text:tab/></text:span><text:span text:style-name="T28">}</text:span></text:p><text:p text:style-name="P61"><text:span text:style-name="T28">};</text:span></text:p></draw:text-box></draw:frame></text:p>
      <text:p text:style-name="P58"/>
      <text:p text:style-name="P58"/>
      <text:p text:style-name="P58"/>
      <text:p text:style-name="P58"/>
      <text:p text:style-name="P58"/>
      <text:p text:style-name="P58"/>
      <text:p text:style-name="P58"/>
      <text:p text:style-name="P58"/>
      <text:p text:style-name="P60">Now for our server. It listens on port 10001, it replies to all connections with our object. Once done, it loops around and simply does it again.</text:p>
      <text:p text:style-name="P58"/>
      <text:p text:style-name="P58"><draw:frame text:anchor-type="paragraph" draw:z-index="16" draw:name="Shape9_5" draw:style-name="gr1" draw:text-style-name="P62" svg:width="18.742cm" svg:height="7.019cm" svg:x="0.258cm" svg:y="-0.302cm"><draw:text-box><text:p text:style-name="P61"><text:span text:style-name="T28">#include &lt;asio.hpp&gt;</text:span></text:p><text:p text:style-name="P61"><text:span text:style-name="T28">#include "CommonObj.h"</text:span></text:p><text:p text:style-name="P61"><text:span text:style-name="T28">#include "Common/Json.h"</text:span></text:p><text:p text:style-name="P61"><text:span text:style-name="T28"/></text:p><text:p text:style-name="P61"><text:span text:style-name="T28">int main()</text:span></text:p><text:p text:style-name="P61"><text:span text:style-name="T28">{</text:span></text:p><text:p text:style-name="P61"><text:span text:style-name="T28"><text:tab/></text:span><text:span text:style-name="T28">asio::io_context context;</text:span></text:p><text:p text:style-name="P61"><text:span text:style-name="T28"><text:tab/></text:span><text:span text:style-name="T28">const auto addr = asio::ip::make_address_v4("127.0.0.1");</text:span></text:p><text:p text:style-name="P61"><text:span text:style-name="T28"><text:tab/></text:span><text:span text:style-name="T28">asio::ip::tcp::acceptor acceptor{ context, asio::ip::tcp::endpoint{addr,10001} };</text:span></text:p><text:p text:style-name="P61"><text:span text:style-name="T28"><text:tab/></text:span><text:span text:style-name="T28">while (true)</text:span></text:p><text:p text:style-name="P61"><text:span text:style-name="T28"><text:tab/></text:span><text:span text:style-name="T28">{</text:span></text:p><text:p text:style-name="P61"><text:span text:style-name="T28"><text:tab/></text:span><text:span text:style-name="T28"><text:tab/></text:span><text:span text:style-name="T28">asio::ip::tcp::iostream reply_stream{ acceptor.accept() };</text:span></text:p><text:p text:style-name="P61"><text:span text:style-name="T28"><text:tab/></text:span><text:span text:style-name="T28"><text:tab/></text:span><text:span text:style-name="T28">time_t tm =time(NULL );</text:span></text:p><text:p text:style-name="P61"><text:span text:style-name="T28"><text:tab/></text:span><text:span text:style-name="T28"><text:tab/></text:span><text:span text:style-name="T28">struct tm * curtime = localtime ( &amp;tm );</text:span></text:p><text:p text:style-name="P61"><text:span text:style-name="T28"><text:tab/></text:span><text:span text:style-name="T28"><text:tab/></text:span><text:span text:style-name="T28">CommonObj my_reply{ .text=asctime(curtime), .fixed_len_field=tm };</text:span></text:p><text:p text:style-name="P61"><text:span text:style-name="T28"><text:tab/></text:span><text:span text:style-name="T28"><text:tab/></text:span><text:span text:style-name="T28">reply_stream &lt;&lt; AsJson(my_reply);</text:span></text:p><text:p text:style-name="P61"><text:span text:style-name="T28"><text:tab/></text:span><text:span text:style-name="T28">}</text:span></text:p><text:p text:style-name="P61"><text:span text:style-name="T28">}</text:span></text:p></draw:text-box></draw:frame></text:p>
      <text:p text:style-name="P58"/>
      <text:p text:style-name="P58"/>
      <text:p text:style-name="P58"/>
      <text:p text:style-name="P58"/>
      <text:p text:style-name="P58"/>
      <text:p text:style-name="P58"/>
      <text:p text:style-name="P58"/>
      <text:p text:style-name="P58"/>
      <text:p text:style-name="P60">And our client, that’s just the opposite. It opens a connection to our own machine, port 10001. Once a connection is established, we read our object, and dump the result.</text:p>
      <text:p text:style-name="P60"/>
      <text:p text:style-name="P60"><draw:frame text:anchor-type="paragraph" draw:z-index="17" draw:name="Shape9_6" draw:style-name="gr1" draw:text-style-name="P62" svg:width="18.742cm" svg:height="5.85cm" svg:x="0.258cm" svg:y="-0.302cm"><draw:text-box><text:p text:style-name="P61"><text:span text:style-name="T28">#include &lt;asio.hpp&gt;</text:span></text:p><text:p text:style-name="P61"><text:span text:style-name="T28">#include "TimeService/CommonObj.h"</text:span></text:p><text:p text:style-name="P61"><text:span text:style-name="T28">#include "Common/Json.h"</text:span></text:p><text:p text:style-name="P61"><text:span text:style-name="T28"/></text:p><text:p text:style-name="P61"><text:span text:style-name="T28">int main()</text:span></text:p><text:p text:style-name="P61"><text:span text:style-name="T28">{</text:span></text:p><text:p text:style-name="P61"><text:span text:style-name="T28"><text:tab/></text:span><text:span text:style-name="T28">using namespace asio::ip;</text:span></text:p><text:p text:style-name="P61"><text:span text:style-name="T28"><text:tab/></text:span><text:span text:style-name="T28">CommonObj reply;</text:span></text:p><text:p text:style-name="P61"><text:span text:style-name="T28"><text:tab/></text:span><text:span text:style-name="T28">asio::io_context context;</text:span></text:p><text:p text:style-name="P61"><text:span text:style-name="T28"><text:tab/></text:span><text:span text:style-name="T28">asio::ip::tcp::iostream send_stream{ tcp::socket{context} };</text:span></text:p><text:p text:style-name="P61"><text:span text:style-name="T28"><text:tab/></text:span><text:span text:style-name="T28">const auto addr = asio::ip::make_address_v4("127.0.0.1");</text:span></text:p><text:p text:style-name="P61"><text:span text:style-name="T28"><text:tab/></text:span><text:span text:style-name="T28">send_stream.connect(tcp::endpoint{ addr, 10001 });</text:span></text:p><text:p text:style-name="P61"><text:span text:style-name="T28"><text:tab/></text:span><text:span text:style-name="T28">send_stream &gt;&gt; AsJson(reply);</text:span></text:p><text:p text:style-name="P61"><text:span text:style-name="T28"><text:tab/></text:span><text:span text:style-name="T28">std::cout &lt;&lt; AsJson(reply);</text:span></text:p><text:p text:style-name="P61"><text:span text:style-name="T28">}</text:span></text:p></draw:text-box></draw:frame></text:p>
      <text:p text:style-name="P60"/>
      <text:p text:style-name="P60"/>
      <text:p text:style-name="P60"/>
      <text:p text:style-name="P60"/>
      <text:p text:style-name="P60"/>
      <text:p text:style-name="P60"/>
      <text:p text:style-name="P60"><text:soft-page-break/>And the result?</text:p>
      <text:p text:style-name="P60"><draw:frame text:anchor-type="paragraph" draw:z-index="18" draw:name="Shape9_7" draw:style-name="gr1" draw:text-style-name="P62" svg:width="18.742cm" svg:height="2.599cm" svg:x="0.258cm" svg:y="0.071cm"><draw:text-box><text:p text:style-name="P61"><text:span text:style-name="T28">{</text:span></text:p><text:p text:style-name="P61"><text:span text:style-name="T28">"text" = "Tue Sep 21 00:23:39 2021",</text:span></text:p><text:p text:style-name="P61"><text:span text:style-name="T28">"fixed_len_field" = 1632180219</text:span></text:p><text:p text:style-name="P61"><text:span text:style-name="T28">}</text:span></text:p><text:p text:style-name="P61"><text:span text:style-name="T28"/></text:p></draw:text-box></draw:frame></text:p>
      <text:p text:style-name="P60"/>
      <text:p text:style-name="P60"/>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1" svg:font-family="Consolas"/>
    <style:font-face style:name="Droid Sans Mono" svg:font-family="'Droid Sans Mono', monospace, monospace, 'Droid Sans Fallback'"/>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 svg:font-family="'Lucida Sans'" style:font-pitch="variable"/>
    <style:font-face style:name="NSimSun"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2T12:32:33.975000000</meta:creation-date>
    <meta:editing-duration>PT1H1M51S</meta:editing-duration>
    <meta:editing-cycles>10</meta:editing-cycles>
    <meta:generator>LibreOffice/7.1.5.2$Linux_X86_64 LibreOffice_project/10$Build-2</meta:generator>
    <dc:date>2021-09-21T00:37:20.956372181</dc:date>
    <meta:document-statistic meta:table-count="0" meta:image-count="0" meta:object-count="0" meta:page-count="11" meta:paragraph-count="121" meta:word-count="2744" meta:character-count="15866" meta:non-whitespace-character-count="13232"/>
  </office:meta>
</office:document-meta>
</file>